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Implémenter la partie tracking du code</text:p>
      <text:p text:style-name="Standard">Realisation du .doc concernant le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y </meta:initial-creator>
    <meta:creation-date>2013-11-04T19:31:32</meta:creation-date>
    <dc:date>2013-11-08T12:15:28</dc:date>
    <dc:creator>Freddy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" meta:word-count="12" meta:character-count="76" meta:non-whitespace-character-count="66"/>
  </office:meta>
</office:document-meta>
</file>